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SPRING</text:p>
      <text:p text:style-name="Standard"/>
      <text:p text:style-name="Standard"><text:tab/></text:p>
      <text:p text:style-name="Standard"><text:tab/><text:span text:style-name="T1">Spring IOC = Inversion de Controle</text:span></text:p>
      <text:p text:style-name="Standard">But : </text:p>
      <text:list xml:id="list4057108951914672099" text:style-name="L2">
        <text:list-item>
          <text:p text:style-name="P3">faciliter les tests</text:p>
        </text:list-item>
      </text:list>
      <text:list xml:id="list4339260125650068408" text:style-name="L1">
        <text:list-item>
          <text:p text:style-name="P2">injection de dépendance</text:p>
        </text:list-item>
      </text:list>
      <text:p text:style-name="Standard"/>
      <text:p text:style-name="Standard">Plus d'abstraction. Une classe A qui veut utiliser une méthode d'une classe B ne va pas instancier B et appeler la méthode. Elle passe par une factory qui va gérer la création de B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re Ramade</meta:initial-creator>
    <meta:creation-date>2019-06-05T09:46:01.54</meta:creation-date>
    <meta:generator>OpenOffice/4.1.6$Win32 OpenOffice.org_project/416m1$Build-9790</meta:generator>
    <meta:document-statistic meta:table-count="0" meta:image-count="0" meta:object-count="0" meta:page-count="1" meta:paragraph-count="7" meta:word-count="51" meta:character-count="273"/>
    <dc:date>2019-06-05T10:17:39.84</dc:date>
    <dc:creator>Alexandre Ramade</dc:creator>
    <meta:editing-duration>PT31M40S</meta:editing-duration>
    <meta:editing-cycles>1</meta:editing-cycles>
  </office:meta>
</office:document-meta>
</file>